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font-name-complex="Courier New1"/>
    </style:style>
    <style:style style:name="P2" style:family="paragraph" style:parent-style-name="Standard" style:master-page-name="Standard">
      <style:paragraph-properties style:page-number="auto"/>
    </style:style>
    <style:style style:name="T1" style:family="text">
      <style:text-properties style:font-name="Courier New" style:font-name-complex="Courier New1"/>
    </style:style>
    <style:style style:name="T2" style:family="text">
      <style:text-properties style:font-name="Courier New" fo:font-weight="bold" style:font-weight-asian="bold" style:font-name-complex="Courier New1"/>
    </style:style>
    <style:style style:name="T3" style:family="text">
      <style:text-properties style:text-position="super 58%" style:font-name="Courier New" style:font-name-complex="Courier New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T332L – Prelim Quiz 2</text:span></text:p>
      <text:p text:style-name="Standard"><text:span text:style-name="T2">Task:</text:span></text:p>
      <text:p text:style-name="Standard"><text:span text:style-name="T1">** 1. Connect the end </text:span><text:bookmark text:name="_GoBack"/><text:span text:style-name="T1">devices and the switches. Refer to the PKT file for instructions.</text:span></text:p>
      <text:p text:style-name="Standard"><text:span text:style-name="T1">** 2. Assign IP addresses to the devices. Refer to the PKT file for the assigned network.</text:span></text:p>
      <text:p text:style-name="Standard"><text:span text:style-name="T1">** 3. Create the necessary VLAN for each department. Departments that are in the same VLAN can access each other.</text:span></text:p>
      <text:p text:style-name="Standard"><text:span text:style-name="T1">** 4. Create a Management VLAN that Management PC can connect to access the configuration of the 4 switches. Management PC is the only end device that can access switch configurations.</text:span></text:p>
      <text:p text:style-name="Standard"><text:span text:style-name="T1">** 5. Setup the wireless access point with an SSID and A WPA2-PSK pass phrase. Accesspoint0s SSID is ‘cisco1’, passphrase is ‘classclass1’. Accesspoint1s SSID is ‘cisco2’ and passphrase is ‘classclass2’. Configure the wireless end devices and connect it to the wireless access points. The wireless access point should be in the same VLAN that corresponds to the device connected to it.</text:span></text:p>
      <text:p text:style-name="Standard"><text:span text:style-name="T1">** 6. Put passwords in all the intermediary devices. User privilege mode password is cisco. Global configuration mode password is class. Telnet password is cisco. </text:span></text:p>
      <text:p text:style-name="Standard"><text:span text:style-name="T1">** 7. Test your connection.</text:span></text:p>
      <text:p text:style-name="Standard"><text:span text:style-name="T1">Filename: LastnameFirstnameQuiz2.pkt</text:span></text:p>
      <text:p text:style-name="P1"/>
      <text:p text:style-name="P1"/>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670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Footer">Prepared by Christian N. Gabr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meta:initial-creator>
    <meta:editing-cycles>34</meta:editing-cycles>
    <meta:creation-date>2018-02-11T14:21:00</meta:creation-date>
    <dc:date>2018-02-21T18:44:10.69</dc:date>
    <meta:editing-duration>PT12S</meta:editing-duration>
    <meta:generator>OpenOffice/4.1.1$Win32 OpenOffice.org_project/411m6$Build-9775</meta:generator>
    <meta:document-statistic meta:table-count="0" meta:image-count="0" meta:object-count="0" meta:page-count="1" meta:paragraph-count="11" meta:word-count="188" meta:character-count="11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